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680214"/>
          <table:table-cell office:value-type="float" office:value="0.2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205.0"/>
          <table:table-cell office:value-type="float" office:value="4178.0"/>
          <table:table-cell office:value-type="float" office:value="11444.0"/>
          <table:table-cell office:value-type="float" office:value="87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97.0"/>
          <table:table-cell office:value-type="float" office:value="9584.0"/>
          <table:table-cell office:value-type="float" office:value="6376.0"/>
          <table:table-cell office:value-type="float" office:value="5657.0"/>
          <table:table-cell office:value-type="float" office:value="3313.0"/>
          <table:table-cell office:value-type="float" office:value="8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667356"/>
          <table:table-cell office:value-type="float" office:value="0.2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33.0"/>
          <table:table-cell office:value-type="float" office:value="5940.0"/>
          <table:table-cell office:value-type="float" office:value="4242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4.4429"/>
          <table:table-cell office:value-type="float" office:value="13.844"/>
          <table:table-cell office:value-type="float" office:value="13.78"/>
          <table:table-cell office:value-type="float" office:value="548125.0"/>
          <table:table-cell office:value-type="float" office:value="0.0"/>
          <table:table-cell office:value-type="float" office:value="1434.0"/>
          <table:table-cell office:value-type="float" office:value="143905.0"/>
          <table:table-cell office:value-type="float" office:value="692353.0"/>
          <table:table-cell office:value-type="float" office:value="4178.0"/>
          <table:table-cell office:value-type="float" office:value="11454.0"/>
          <table:table-cell office:value-type="float" office:value="87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97.0"/>
          <table:table-cell office:value-type="float" office:value="9584.0"/>
          <table:table-cell office:value-type="float" office:value="6376.0"/>
          <table:table-cell office:value-type="float" office:value="5657.0"/>
          <table:table-cell office:value-type="float" office:value="3313.0"/>
          <table:table-cell office:value-type="float" office:value="88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64145"/>
          <table:table-cell office:value-type="float" office:value="3.205"/>
          <table:table-cell office:value-type="float" office:value="2.98"/>
          <table:table-cell office:value-type="float" office:value="213984.0"/>
          <table:table-cell office:value-type="float" office:value="0.0"/>
          <table:table-cell office:value-type="float" office:value="404.0"/>
          <table:table-cell office:value-type="float" office:value="35985.0"/>
          <table:table-cell office:value-type="float" office:value="250070.0"/>
          <table:table-cell office:value-type="float" office:value="4178.0"/>
          <table:table-cell office:value-type="float" office:value="11452.0"/>
          <table:table-cell office:value-type="float" office:value="87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97.0"/>
          <table:table-cell office:value-type="float" office:value="9584.0"/>
          <table:table-cell office:value-type="float" office:value="6376.0"/>
          <table:table-cell office:value-type="float" office:value="5657.0"/>
          <table:table-cell office:value-type="float" office:value="3313.0"/>
          <table:table-cell office:value-type="float" office:value="88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24004"/>
          <table:table-cell office:value-type="float" office:value="1.778"/>
          <table:table-cell office:value-type="float" office:value="1.55"/>
          <table:table-cell office:value-type="float" office:value="95975.0"/>
          <table:table-cell office:value-type="float" office:value="0.0"/>
          <table:table-cell office:value-type="float" office:value="100.0"/>
          <table:table-cell office:value-type="float" office:value="7412.0"/>
          <table:table-cell office:value-type="float" office:value="103624.0"/>
          <table:table-cell office:value-type="float" office:value="4178.0"/>
          <table:table-cell office:value-type="float" office:value="11445.0"/>
          <table:table-cell office:value-type="float" office:value="87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97.0"/>
          <table:table-cell office:value-type="float" office:value="9584.0"/>
          <table:table-cell office:value-type="float" office:value="6376.0"/>
          <table:table-cell office:value-type="float" office:value="5657.0"/>
          <table:table-cell office:value-type="float" office:value="3313.0"/>
          <table:table-cell office:value-type="float" office:value="88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